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</style:style>
    <style:style style:name="P6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</style:style>
    <style:style style:name="P7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/>
    </style:style>
    <style:style style:name="P8" style:family="paragraph" style:parent-style-name="Standard" style:list-style-name="L9">
      <style:paragraph-properties fo:margin-left="1.251cm" fo:margin-right="0cm" fo:text-align="justify" style:justify-single-word="false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1"/>
      <text:p text:style-name="P1">Según el diseño conceptual de la aplicación se determino la siguiente lista de requerimientos:</text:p>
      <text:p text:style-name="P1"/>
      <text:list xml:id="list2088999319" text:style-name="L1">
        <text:list-item>
          <text:p text:style-name="P3">El sistema debe ser capaz de procesar y obtener datos de distintas listas. Estas listas pueden estar en los siguientes formatos: .xls o .pdf</text:p>
        </text:list-item>
      </text:list>
      <text:list xml:id="list1944614413" text:style-name="L2">
        <text:list-item>
          <text:p text:style-name="P4">Las listas pueden ser de los siguientes tipos: Lista de solicitud, lista publicación, lista de registro, lista de renovaciones, lista renovaciones concedidas.</text:p>
        </text:list-item>
        <text:list-item>
          <text:p text:style-name="P4">La estructura de la base de datos debe permitir definir búsquedas por cualquier campo.</text:p>
        </text:list-item>
        <text:list-item>
          <text:p text:style-name="P4">Los Clientes:</text:p>
        </text:list-item>
      </text:list>
      <text:list xml:id="list707933196" text:style-name="L3">
        <text:list-item>
          <text:p text:style-name="P5">El sistema debe ser capaz de integrar y migrar la base de datos actual de clientes, con los que cuenta ORPAN</text:p>
        </text:list-item>
        <text:list-item>
          <text:p text:style-name="P5">El sistema debe ser capaz de crear una ficha de cliente para su archivo y visualización</text:p>
        </text:list-item>
        <text:list-item>
          <text:p text:style-name="P5">El sistema debe ser capaz de crear una ficha comercial de un cliente en cuanto a las transacciones realizadas para el.</text:p>
        </text:list-item>
      </text:list>
      <text:list xml:id="list1922550352" text:style-name="L4">
        <text:list-item>
          <text:p text:style-name="P7">Las Marcas:</text:p>
        </text:list-item>
      </text:list>
      <text:list xml:id="list961949182" text:style-name="L5">
        <text:list-item>
          <text:p text:style-name="P6">El sistema debe guardar un registro completo y detallado de todos los datos relacionados con una marca</text:p>
        </text:list-item>
        <text:list-item>
          <text:p text:style-name="P6">La marca debe estar relacionada con el cliente y las transacciones realizadas con la misma.</text:p>
        </text:list-item>
        <text:list-item>
          <text:p text:style-name="P6">El sistema debe reflejar el estado de la marca dentro del sistema (Activa o Inactiva)</text:p>
        </text:list-item>
        <text:list-item>
          <text:p text:style-name="P6">El sistema debe reflejar el subestado de una marca activa (Solicitada, Publicada, en oposición, concedida y denegada).</text:p>
        </text:list-item>
        <text:list-item>
          <text:p text:style-name="P6">En el sistema se debe realizar el registro de los tipos de marca (Figurativo, Mixto, Denominativo, sonora o auditiva, tridimensinal).</text:p>
        </text:list-item>
        <text:list-item>
          <text:p text:style-name="P6">El sistema debe permitir el registro y agrupación de las marcas según su denominación.</text:p>
        </text:list-item>
        <text:list-item>
          <text:p text:style-name="P6">En el sistema la marca debe ser catalogada según la clasificación internacional NIZA.</text:p>
        </text:list-item>
      </text:list>
      <text:list xml:id="list1367156591" text:style-name="L9">
        <text:list-item>
          <text:p text:style-name="P8">El sistema debe contemplar un registro de todos los tramites realizados con una marca. Sugerencia del equipo de desarrollo utilizar el concepto de eventos, para comentar y exponer sobre el tramite relacionado.</text:p>
        </text:list-item>
        <text:list-item>
          <text:p text:style-name="P8">El sistema debe ser capaz de realizar búsquedas según idioma (Ingles y español), gramaticalmente (sílabas, vocales) y según los grupos fonéticos.</text:p>
        </text:list-item>
        <text:list-item>
          <text:p text:style-name="P8">El sistema debe poder realizar búsquedas individuales y comparaciones entre marcas.</text:p>
        </text:list-item>
        <text:list-item>
          <text:p text:style-name="P8">El sistema mínimamente debe contar con un modulo de carga, un modulo de depuración y un modulo de búsqueda o consulta.</text:p>
        </text:list-item>
        <text:list-item>
          <text:p text:style-name="P8"/>
        </text:list-item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jandra Helguero</meta:initial-creator>
    <meta:creation-date>2010-06-06T20:48:39</meta:creation-date>
    <dc:date>2010-06-07T00:05:42</dc:date>
    <dc:creator>Alejandra Helguero</dc:creator>
    <meta:editing-duration>PT00H28M30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21" meta:word-count="353" meta:character-count="2113"/>
  </office:meta>
</office:document-meta>
</file>